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Oswald" svg:font-family="Oswald"/>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Heading_20_1">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fo:font-style="normal" style:font-style-asian="normal" style:font-style-complex="normal"/>
    </style:style>
    <style:style style:name="T2" style:family="text">
      <style:text-properties fo:font-style="normal" style:text-underline-style="none" style:font-style-asian="normal" style:font-style-complex="normal"/>
    </style:style>
    <style:style style:name="T3" style:family="text">
      <style:text-properties fo:font-style="italic" style:font-style-asian="italic" style:font-style-complex="italic"/>
    </style:style>
    <style:style style:name="T4" style:family="text">
      <style:text-properties fo:color="#000000" style:font-name="Times New Roman" fo:font-size="12pt" fo:font-style="italic" style:text-underline-style="none" fo:font-weight="normal" style:font-size-asian="12pt" style:font-style-asian="italic" style:font-size-complex="12pt" style:font-style-complex="italic"/>
    </style:style>
    <style:style style:name="T5"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Magmhôrin Coin <text:s/>1€</text:h>
      <text:p text:style-name="Standard"/>
      <text:p text:style-name="Standard">Pièce de l'empire Cuetzpal en résine de la gamme <text:span text:style-name="T1">Lost Kingdom Miniature – Infernal Dwarves (Magmhorin), Diamètre d'environ 25m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p>
      <text:p text:style-name="Standard"><text:span text:style-name="T4">Possibilité d'en commander 10 pour 9€ ou 30 pour 25€.</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text:span text:style-name="T7"/></text:p>
      <text:p text:style-name="P1"><text:span text:style-name="T7">Merchants <text:s text:c="3"/>2&lt;3€</text:span></text:p>
      <text:p text:style-name="Standard"/>
      <text:p text:style-name="Standard">2 Marchands imprimés en résine, de la gamme <text:span text:style-name="T1">Lost Kingdom Miniature – Infernal Dwarves (Magmhorin).</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text:span text:style-name="T7"/></text:p>
      <text:p text:style-name="P1"><text:span text:style-name="T7">Magmhôrin Statues <text:s/>7€</text:span></text:p>
      <text:p text:style-name="Standard"/>
      <text:p text:style-name="Standard">Lot de 6 Statues et 2 brasiers imprimés en PLA, de la gamme <text:span text:style-name="T1">Lost Kingdom Miniature – Infernal Dwarves (Magmhorin).</text:span><text:span text:style-name="T6"> &lt;br&gt; </text:span></text:p>
      <text:p text:style-name="Standard"><text:span text:style-name="T1">Idéal pour agrémenter vos tables de jeux et tables de présentations.</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text:span text:style-name="T7"/></text:p>
      <text:p text:style-name="P1"><text:span text:style-name="T7">Armory Bazaar Structure <text:s text:c="2"/>6€</text:span></text:p>
      <text:p text:style-name="Standard"/>
      <text:p text:style-name="Standard">Stand imprimé en PLA de la gamme <text:span text:style-name="T1">Lost Kingdom Miniature – Infernal Dwarves (Magmhorin), Dimension d'environ 6x12,5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text:span text:style-name="T7"/></text:p>
      <text:p text:style-name="P1"><text:span text:style-name="T7">Bazaar Accesories <text:s/>12&lt;15€</text:span></text:p>
      <text:p text:style-name="Standard"/>
      <text:p text:style-name="Standard">Accessoire Divers pour agrémenter vos décors et vos ambiances, imprimé en résine de la gamme <text:span text:style-name="T1">Lost Kingdom Miniature – Infernal Dwarves (Magmhorin).</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text:span text:style-name="T7"/></text:p>
      <text:p text:style-name="P1"><text:span text:style-name="T7">Smithy Accesories <text:s text:c="4"/>12&lt;15€</text:span></text:p>
      <text:p text:style-name="Standard"/>
      <text:p text:style-name="Standard">Accessoire d'armurerie imprimé en résine de la gamme <text:span text:style-name="T1">Lost Kingdom Miniature – Infernal Dwarves (Magmhorin).</text:span><text:span text:style-name="T6"> &lt;br&gt; </text:span></text:p>
      <text:p text:style-name="Standard"><text:soft-page-break/><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text:span text:style-name="T7"/></text:p>
      <text:p text:style-name="P1"><text:span text:style-name="T7">Armory Accesories <text:s text:c="3"/>9&lt;11€</text:span></text:p>
      <text:p text:style-name="Standard"/>
      <text:p text:style-name="Standard">Accessoire d'armurerie imprimé en résine de la gamme <text:span text:style-name="T1">Lost Kingdom Miniature – Infernal Dwarves (Magmhorin).</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text:span text:style-name="T7"/></text:p>
      <text:p text:style-name="P1"><text:span text:style-name="T7">Magmhôrin Forge <text:s/>9&lt;11€</text:span></text:p>
      <text:p text:style-name="Standard"/>
      <text:p text:style-name="Standard">Décors représentant une forge imprimé en PLA de la gamme <text:span text:style-name="T1">Lost Kingdom Miniature – Infernal Dwarves (Magmhorin).</text:span><text:span text:style-name="T6"> &lt;br&gt; </text:span></text:p>
      <text:p text:style-name="Standard"><text:span text:style-name="T1">Dimmension au sol, 17x7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text:span text:style-name="T7"/></text:p>
      <text:p text:style-name="P1"><text:span text:style-name="T7"/></text:p>
      <text:p text:style-name="P1"><text:span text:style-name="T7">Impaled Prisoners <text:s/>8&lt;10€</text:span></text:p>
      <text:p text:style-name="Standard"/>
      <text:p text:style-name="Standard">11 Prisonniers , éléments importants de votre collection pour envoyer un message d'avertissement à vos adversaires. Imprimé en résine de la gamme <text:span text:style-name="T1">Lost Kingdom Miniature – Infernal Dwarves (Magmhorin).</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text:span text:style-name="T7"/></text:p>
      <text:p text:style-name="P1"><text:span text:style-name="T7">Prisoners Skinned <text:s text:c="2"/>5&lt;6€</text:span></text:p>
      <text:p text:style-name="Standard"/>
      <text:p text:style-name="Standard">3 Prisonniers , éléments importants de votre collection pour envoyer un message d'avertissement à vos adversaires. Imprimé en résine de la gamme <text:span text:style-name="T1">Lost Kingdom Miniature – Infernal Dwarves (Magmhorin).</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Magmhôrin Sacred Taurus <text:s text:c="3"/>24&lt;29€</text:span></text:p>
      <text:p text:style-name="Standard"/>
      <text:p text:style-name="Standard">Figurines imprimés en résine, de la gamme <text:span text:style-name="T1">Lost Kingdom Miniature – Infernal Dwarves (Magmhorin). Vendu avec un socle MDF de 50x25m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text:soft-page-break/>Contactez moi.Photo non contractuel.</text:p>
      <text:p text:style-name="P1"/>
      <text:p text:style-name="P1"><text:span text:style-name="T7">Realm Gate <text:s text:c="2"/>22€</text:span></text:p>
      <text:p text:style-name="Standard"/>
      <text:p text:style-name="Standard">Porte des rêves imprimés en PLA, de la gamme <text:span text:style-name="T1">Lost Kingdom Miniature – Infernal Dwarves (Magmhorin).</text:span><text:span text:style-name="T6"> &lt;br&gt; </text:span></text:p>
      <text:p text:style-name="Standard"><text:span text:style-name="T1">Dimension au sol : 12x13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King's Throne 115€</text:span></text:p>
      <text:p text:style-name="Standard"/>
      <text:p text:style-name="Standard">Trône reposant sur une miniforteresse imprimés en PLA, de la gamme <text:span text:style-name="T1">Lost Kingdom Miniature – Infernal Dwarves (Magmhorin).</text:span><text:span text:style-name="T6"> Si vous possédez "</text:span><text:span text:style-name="T5">Magmhorin Obelisk</text:span><text:span text:style-name="T6">", Il est possible de remplacer le trône par l'Obelisque.&lt;br&gt; </text:span></text:p>
      <text:p text:style-name="Standard"><text:span text:style-name="T6">Chaque élément est modulable avec 60 aimants (en option pour 3€ de plus). &lt;br&gt; </text:span></text:p>
      <text:p text:style-name="Standard"><text:span text:style-name="T1">Dimension au sol : 29x36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Ziggurat Columns <text:s text:c="2"/>64€</text:span></text:p>
      <text:p text:style-name="Standard"/>
      <text:p text:style-name="Standard">Colones imprimés en PLA, de la gamme <text:span text:style-name="T1">Lost Kingdom Miniature – Infernal Dwarves (Magmhorin).</text:span><text:span text:style-name="T6"> &lt;br&gt; </text:span></text:p>
      <text:p text:style-name="Standard"><text:span text:style-name="T6">Enssemble intégralement modulaire avec des aimants, 48 aimants peuvent être vendu en option pour 2,4€ de plus.</text:span></text:p>
      <text:p text:style-name="Standard"><text:span text:style-name="T1">Dimension au sol : 22x18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Magmhorin Obelisk <text:s/>22€</text:span></text:p>
      <text:p text:style-name="Standard"/>
      <text:p text:style-name="Standard">Obélisque imprimés en PLA, de la gamme <text:span text:style-name="T1">Lost Kingdom Miniature – Infernal Dwarves (Magmhorin).</text:span><text:span text:style-name="T6"> &lt;br&gt; </text:span></text:p>
      <text:p text:style-name="Standard"><text:span text:style-name="T1">Dimension au sol : 16x16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Lava Ruins 1 <text:s/>21€</text:span></text:p>
      <text:p text:style-name="Standard"/>
      <text:p text:style-name="Standard">Ruine imprimés en PLA, de la gamme <text:span text:style-name="T1">Lost Kingdom Miniature – Infernal Dwarves (Magmhorin).</text:span><text:span text:style-name="T6"> &lt;br&gt; </text:span></text:p>
      <text:p text:style-name="Standard"><text:span text:style-name="T1">Dimension au sol : 17x17cm.</text:span><text:span text:style-name="T6"> &lt;br&gt; </text:span></text:p>
      <text:p text:style-name="Standard"><text:span text:style-name="T3">Adapté pour jeu de plateau comme Warhammer et plus particulièrement The IX Age Fantasy Battle </text:span><text:soft-page-break/><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Lava Ruins 2 <text:s/>9€</text:span></text:p>
      <text:p text:style-name="Standard"/>
      <text:p text:style-name="Standard">Ruine imprimés en PLA, de la gamme <text:span text:style-name="T1">Lost Kingdom Miniature – Infernal Dwarves (Magmhorin).</text:span><text:span text:style-name="T6"> &lt;br&gt; </text:span></text:p>
      <text:p text:style-name="Standard"><text:span text:style-name="T1">Dimension au sol : 10x10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Lava Ruins 3 <text:s/>10€</text:span></text:p>
      <text:p text:style-name="Standard"/>
      <text:p text:style-name="Standard">Ruine imprimés en PLA, de la gamme <text:span text:style-name="T1">Lost Kingdom Miniature – Infernal Dwarves (Magmhorin).</text:span><text:span text:style-name="T6"> &lt;br&gt; </text:span></text:p>
      <text:p text:style-name="Standard"><text:span text:style-name="T1">Dimension au sol : 12x16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Lava Ruins 4 <text:s/>13€</text:span></text:p>
      <text:p text:style-name="Standard"/>
      <text:p text:style-name="Standard">Ruine imprimés en PLA, de la gamme <text:span text:style-name="T1">Lost Kingdom Miniature – Infernal Dwarves (Magmhorin).</text:span><text:span text:style-name="T6"> &lt;br&gt; </text:span></text:p>
      <text:p text:style-name="Standard"><text:span text:style-name="T1">Dimension au sol : 15x16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Lava Terrain 5 <text:s/>17€</text:span></text:p>
      <text:p text:style-name="Standard"/>
      <text:p text:style-name="Standard">Terrain imprimés en PLA, de la gamme <text:span text:style-name="T1">Lost Kingdom Miniature – Infernal Dwarves (Magmhorin).</text:span><text:span text:style-name="T6"> &lt;br&gt; </text:span></text:p>
      <text:p text:style-name="Standard"><text:span text:style-name="T1">Dimension au sol : 16x16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Lava Terrain 6 <text:s/>9€</text:span></text:p>
      <text:p text:style-name="Standard"/>
      <text:p text:style-name="Standard">Terrain imprimés en PLA, de la gamme <text:span text:style-name="T1">Lost Kingdom Miniature – Infernal Dwarves (Magmhorin).</text:span><text:span text:style-name="T6"> &lt;br&gt; </text:span></text:p>
      <text:p text:style-name="Standard"><text:span text:style-name="T1">Dimension au sol : 17x17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text:soft-page-break/>Contactez moi.Photo non contractuel.</text:p>
      <text:p text:style-name="P1"/>
      <text:p text:style-name="P1"><text:span text:style-name="T7">Lava Terrain 7 <text:s/>10€</text:span></text:p>
      <text:p text:style-name="Standard"/>
      <text:p text:style-name="Standard">Terrain imprimés en PLA, de la gamme <text:span text:style-name="T1">Lost Kingdom Miniature – Infernal Dwarves (Magmhorin).</text:span><text:span text:style-name="T6"> &lt;br&gt; </text:span></text:p>
      <text:p text:style-name="Standard"><text:span text:style-name="T1">Dimension au sol : 15x16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Lava Terrain 8 <text:s/>4€</text:span></text:p>
      <text:p text:style-name="Standard"/>
      <text:p text:style-name="Standard">Terrain imprimés en PLA, de la gamme <text:span text:style-name="T1">Lost Kingdom Miniature – Infernal Dwarves (Magmhorin).</text:span><text:span text:style-name="T6"> &lt;br&gt; </text:span></text:p>
      <text:p text:style-name="Standard"><text:span text:style-name="T1">Dimension au sol : 10x3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Lava Terrain 9 <text:s/>3€</text:span></text:p>
      <text:p text:style-name="Standard"/>
      <text:p text:style-name="Standard">Terrain imprimés en PLA, de la gamme <text:span text:style-name="T1">Lost Kingdom Miniature – Infernal Dwarves (Magmhorin).</text:span><text:span text:style-name="T6"> &lt;br&gt; </text:span></text:p>
      <text:p text:style-name="Standard"><text:span text:style-name="T1">Dimension au sol : 9x4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Lava Terrain 10 15€</text:span></text:p>
      <text:p text:style-name="Standard"/>
      <text:p text:style-name="Standard">Terrain imprimés en PLA, de la gamme <text:span text:style-name="T1">Lost Kingdom Miniature – Infernal Dwarves (Magmhorin).</text:span><text:span text:style-name="T6"> &lt;br&gt; </text:span></text:p>
      <text:p text:style-name="Standard"><text:span text:style-name="T1">Dimension au sol : 19x16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
      <text:p text:style-name="P1"><text:span text:style-name="T7">Ziggurat Watchtower <text:s text:c="2"/>20€</text:span></text:p>
      <text:p text:style-name="Standard"/>
      <text:p text:style-name="Standard">Petite tour imprimés en PLA, de la gamme <text:span text:style-name="T1">Lost Kingdom Miniature – Infernal Dwarves (Magmhorin).</text:span><text:span text:style-name="T6"> &lt;br&gt; </text:span></text:p>
      <text:p text:style-name="Standard"><text:span text:style-name="T1">Dimension au sol : 10x10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text:soft-page-break/></text:p>
      <text:p text:style-name="P1"><text:span text:style-name="T7">Ziggurat Walls, Corners and Stairs 180€</text:span></text:p>
      <text:p text:style-name="Standard"/>
      <text:p text:style-name="Standard">Plateforme imprimés en PLA, de la gamme <text:span text:style-name="T1">Lost Kingdom Miniature – Infernal Dwarves (Magmhorin).</text:span><text:span text:style-name="T6"> Idéal pour démarrer un plateau de présentation ou embellir votre forteresse. &lt;br&gt; </text:span></text:p>
      <text:p text:style-name="Standard"><text:span text:style-name="T6">Enssemble intégralement modulaire avec des aimants, 64 aimants peuvent être vendu en option pour 3,2€ de plus.</text:span></text:p>
      <text:p text:style-name="Standard"><text:span text:style-name="T1">Dimension au sol : 52x62cm.</text:span><text:span text:style-name="T6"> &lt;br&gt; </text:span></text:p>
      <text:p text:style-name="Standard"><text:span text:style-name="T6">Cette plateforme est modulable en largeur et en profondeur. La plateforme actuelle est équipé de 3 mur en face avant et arrière et 2 murs sur les lattéraux, si vous souhaiter élargir cette zone, vous pouvez commander des murs à la demande. &lt;br&gt; </text:span></text:p>
      <text:p text:style-name="Standard"><text:span text:style-name="T6">Chaque mur mesure 15cm de large et chaque paire est disponicble pour 20€ supplémentaire ( ainsi que 0,4€ de plus si vous souhaitez acheter des aimants.) &lt;br&gt;</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Alternative Stairs <text:s/>38€</text:span></text:p>
      <text:p text:style-name="Standard"/>
      <text:p text:style-name="Standard">Autres modèles de marche pour l'article "<text:span text:style-name="T6">Ziggurat Walls, Corners and Stairs"</text:span> imprimés en PLA, de la gamme <text:span text:style-name="T1">Lost Kingdom Miniature – Infernal Dwarves (Magmhorin).</text:span><text:span text:style-name="T6"> Idéal pour démarrer un plateau de présentation ou embellir votre forteresse. &lt;br&gt; </text:span></text:p>
      <text:p text:style-name="Standard"><text:span text:style-name="T6">Enssemble intégralement modulaire avec des aimants, 8 aimants peuvent être vendu en option pour 0,4€ de plus.</text:span></text:p>
      <text:p text:style-name="Standard"><text:span text:style-name="T6">Soit vous remplacer le modèle proposé, soit vous pouvez rajouter cette extension à votre plateau. &lt;br&gt;</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Alternative Corner &amp; Statue 65€</text:span></text:p>
      <text:p text:style-name="Standard"/>
      <text:p text:style-name="Standard">Autres modèles de Coin avec statue pour l'article "<text:span text:style-name="T6">Ziggurat Walls, Corners and Stairs"</text:span> imprimés en PLA, de la gamme <text:span text:style-name="T1">Lost Kingdom Miniature – Infernal Dwarves (Magmhorin).</text:span><text:span text:style-name="T6"> Idéal pour démarrer un plateau de présentation ou embellir votre forteresse. &lt;br&gt; </text:span></text:p>
      <text:p text:style-name="Standard"><text:span text:style-name="T6">Enssemble intégralement modulaire avec des aimants, 24 aimants peuvent être vendu en option pour 2,4€ de plus.</text:span></text:p>
      <text:p text:style-name="Standard"><text:span text:style-name="T6">Soit vous remplacer le modèle proposé, soit vous pouvez acheter cette extension à votre guise. &lt;br&gt;</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Small Wall Gate 14€</text:span></text:p>
      <text:p text:style-name="Standard"/>
      <text:p text:style-name="Standard">Petite porte imprimés en PLA, de la gamme <text:span text:style-name="T1">Lost Kingdom Miniature – Infernal Dwarves (Magmhorin).</text:span><text:span text:style-name="T6"> &lt;br&gt; </text:span></text:p>
      <text:p text:style-name="Standard"><text:span text:style-name="T1">Accès discret au Royaume </text:span><text:span text:style-name="T6">Magmhôrin, les 2 brasiers sur le devant sont en options avec les statues.</text:span></text:p>
      <text:p text:style-name="Standard"><text:span text:style-name="T6">Elles sont également amovibles, vous pouvez demander les aimants ainsi qu'une paires de statues au choix pour 2€ supplémentaire ou alors, juste demander une paire d'aimant pour 0,2€ de plus et </text:span><text:soft-page-break/><text:span text:style-name="T6">acheter l'option "Magmhôrin Statues" pour 7€ de plus. &lt;br&gt; </text:span></text:p>
      <text:p text:style-name="Standard"><text:span text:style-name="T1">Dimension au sol : 14x15cm.</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Ishtar Gate <text:s/>430€</text:span></text:p>
      <text:p text:style-name="Standard"/>
      <text:p text:style-name="Standard">Grande porte imprimés en PLA, de la gamme <text:span text:style-name="T1">Lost Kingdom Miniature – Infernal Dwarves (Magmhorin).</text:span><text:span text:style-name="T6"> &lt;br&gt; </text:span></text:p>
      <text:p text:style-name="Standard"><text:span text:style-name="T6">Cette porte principale peut-être livré avec 180 aimants pour 9€ supplémentaire, il est conceillé de prendre cette option car la majeur partie de cette gamme est modulaire, et vous permettrait, avec d'autres éléments, de créer facilement une forteresse, ou de moduler un plateau de présentation.</text:span></text:p>
      <text:p text:style-name="Standard"><text:span text:style-name="T6">Rendant ainsi, cette méga structure transportable. &lt;br&gt; </text:span></text:p>
      <text:p text:style-name="Standard"><text:span text:style-name="T1">Cette porte mesure en largeur 70cm, en profondeur 36cm et sur une hauteur de 45cm !!</text:span><text:span text:style-name="T6"> &lt;br&gt;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text:p text:style-name="P1"/>
      <text:p text:style-name="P1"><text:span text:style-name="T7">Ishtar Walls and Towers <text:s text:c="2"/>24-120€</text:span></text:p>
      <text:p text:style-name="Standard"/>
      <text:p text:style-name="Standard">Différentes section de murs et différentes tours imprimés en PLA, de la gamme <text:span text:style-name="T1">Lost Kingdom Miniature – Infernal Dwarves (Magmhorin).</text:span><text:span text:style-name="T6"> &lt;br&gt; </text:span></text:p>
      <text:p text:style-name="Standard"><text:span text:style-name="T6">Chaque section peut-être livré avec 40 aimants pour 2€ supplémentaire et chaque tour peut-être livrée avec 45 aimants pour 2,25€ supplémentaire. &lt;br&gt; </text:span></text:p>
      <text:p text:style-name="Standard"><text:span text:style-name="T6">Il est conceillé de prendre cette option car la majeur partie de cette gamme est modulaire, et vous permettrait, avec d'autres éléments, de créer facilement une forteresse, ou de moduler un plateau de présentation rendant ainsi, cette méga structure transportable. &lt;br&gt; </text:span></text:p>
      <text:p text:style-name="Standard"><text:span text:style-name="T6">Voici le détails des différents élément avec la taille et le prix: &lt;br&gt; </text:span></text:p>
      <text:p text:style-name="Standard"><text:span text:style-name="T6">- Ishtar Walls , 20x8cm sur 30cm de haut, prix 67€ &lt;br&gt; </text:span></text:p>
      <text:p text:style-name="Standard"><text:span text:style-name="T6">- Ishtar Balcony Walls , 20x11cm sur 33cm de haut, prix 70€ &lt;br&gt; </text:span></text:p>
      <text:p text:style-name="Standard"><text:span text:style-name="T6">- Ishtar Lava Walls , 20x11cm sur 30cm de haut, prix 68€ &lt;br&gt; </text:span></text:p>
      <text:p text:style-name="Standard"><text:span text:style-name="T6">- Ishtar Walls Joint Gate Droit 6,4x8cm sur 30cm de haut, prix 24€ &lt;br&gt; </text:span></text:p>
      <text:p text:style-name="Standard"><text:span text:style-name="T6">( Assure la jointure droite avec "Ishtar Gate") &lt;br&gt; </text:span></text:p>
      <text:p text:style-name="Standard"><text:span text:style-name="T6">- Ishtar Walls Joint Gate Gauche 6,4x8cm sur 30cm de haut, prix 24€ &lt;br&gt; </text:span></text:p>
      <text:p text:style-name="Standard"><text:span text:style-name="T6">( Assure la jointure gauche avec "Ishtar Gate") &lt;br&gt; </text:span></text:p>
      <text:p text:style-name="Standard"><text:span text:style-name="T6">- Ishtar Walls Joint Tower Droit <text:s/>6,4x8cm sur 30cm de haut, prix 24€ &lt;br&gt; </text:span></text:p>
      <text:p text:style-name="Standard"><text:span text:style-name="T6">( Assure la jointure droite avec "Ishtar Tower") &lt;br&gt; </text:span></text:p>
      <text:p text:style-name="Standard"><text:span text:style-name="T6">- Ishtar Walls Joint Tower Gauche <text:s/>6,4x8cm sur 30cm de haut, prix 24€ &lt;br&gt; </text:span></text:p>
      <text:p text:style-name="Standard"><text:span text:style-name="T6">( Assure la jointure droite avec "Ishtar Tower") &lt;br&gt; </text:span></text:p>
      <text:p text:style-name="Standard"><text:span text:style-name="T6">- Ishtar Tower 19x19cm sur 40cm de haut, prix 120€ &lt;br&gt; </text:span></text:p>
      <text:p text:style-name="Standard"><text:span text:style-name="T6">- Ishtar Lava Tower 20x20cm sur 40cm de haut, prix 120€ &lt;br&gt; </text:span></text:p>
      <text:p text:style-name="Standard"><text:span text:style-name="T6">Chaque section</text:span><text:span text:style-name="T1"> mesure en largeur 20cm, en profondeur 10cm environ et sur une hauteur de 33cm !!</text:span></text:p>
      <text:p text:style-name="Standard"><text:span text:style-name="T3">Adapté pour jeu de plateau comme Warhammer et plus particulièrement The IX Age Fantasy Battle </text:span><text:span text:style-name="T1">ou encore Warhammeur</text:span><text:span text:style-name="T3"> </text:span><text:a xlink:type="simple" xlink:href="https://www.warhammer.com/fr-FR/the-old-world-lp?srsltid=AfmBOopu2oeBxK1PigcBQsOrACWlpOv6lMZfDm3puv3-AA4ArKUR8lCA" text:style-name="Internet_20_link" text:visited-style-name="Visited_20_Internet_20_Link"><text:span text:style-name="T3">The Old World</text:span></text:a><text:span text:style-name="T4">.</text:span><text:span text:style-name="T6"> &lt;br&gt; </text:span><text:span text:style-name="T3"><text:line-break/></text:span><text:span text:style-name="T1">Si vous voulez plus de conten</text:span><text:span text:style-name="T2">u du type de cette figurine, contatez moi!</text:span></text:p>
      <text:p text:style-name="P1">Contactez moi.Photo non contractu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Oswald" svg:font-family="Oswald"/>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S Gothic" svg:font-family="'MS Gothi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8H37M18S</meta:editing-duration>
    <meta:editing-cycles>13</meta:editing-cycles>
    <meta:generator>OpenOffice/4.1.6$Win32 OpenOffice.org_project/416m1$Build-9790</meta:generator>
    <dc:date>2025-03-03T21:46:42.17</dc:date>
    <dc:creator>Ycham Bounouar</dc:creator>
    <meta:document-statistic meta:table-count="0" meta:image-count="0" meta:object-count="0" meta:page-count="7" meta:paragraph-count="179" meta:word-count="2676" meta:character-count="16631"/>
    <meta:user-defined meta:name="Info 1"/>
    <meta:user-defined meta:name="Info 2"/>
    <meta:user-defined meta:name="Info 3"/>
    <meta:user-defined meta:name="Info 4"/>
  </office:meta>
</office:document-meta>
</file>